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3cm" svg:height="0.951cm" draw:z-index="0"><draw:image xlink:href="../../odt/images/0213.png" xlink:type="simple" xlink:show="embed" xlink:actuate="onLoad"/></draw:frame></text:p>
          </table:table-cell>
          <table:table-cell table:style-name="Table1.B1" office:value-type="string">
            <text:h text:style-name="P1" text:outline-level="1">Среднеквадратическое отклонени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1cm" svg:height="1.51cm" draw:z-index="1"><draw:image xlink:href="../../odt/images/0213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реднеквадратического отклонения значения входного сигнала. </text:p>
            <text:p text:style-name="P5">Среднеквадратическое отклонение подсчитывается по следующей формуле:</text:p>
            <text:p text:style-name="P6"><draw:frame draw:style-name="fr3" draw:name="Объект1" text:anchor-type="as-char" svg:width="7.02cm" svg:height="1.866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7">где<draw:frame draw:style-name="fr3" draw:name="Объект2" text:anchor-type="as-char" svg:width="0.639cm" svg:height="0.549cm" draw:z-index="3"><draw:object xlink:href="./Object 2" xlink:type="simple" xlink:show="embed" xlink:actuate="onLoad"/><draw:image xlink:href="./ObjectReplacements/Object 2" xlink:type="simple" xlink:show="embed" xlink:actuate="onLoad"/></draw:frame>– объем выборки (количество значений),</text:p>
            <text:p text:style-name="P5"><draw:frame draw:style-name="fr3" draw:name="Объект3" text:anchor-type="as-char" svg:width="0.577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я <text:s/>i-го элемента выборки,</text:p>
            <text:p text:style-name="P5"><draw:frame draw:style-name="fr3" draw:name="Объект4" text:anchor-type="as-char" svg:width="0.725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математическое ожидание случайной величины.</text:p>
            <text:p text:style-name="P5">Эта величина характеризует мощность <text:span text:style-name="T2">пульсационной</text:span> составляющей сигнала. Величина равная квадрату среднеквадратического отклонения называется <text:span text:style-name="T2">дисперсией</text:span>.</text:p>
            <text:p text:style-name="P5">Блок имеет 1 <text:span text:style-name="T2">входной</text:span> порт и 1 <text:span text:style-name="T2">выходной</text:span> порт. Входной сигнал может быть <text:span text:style-name="T2">векторным</text:span>. <text:s/>Размерность выходного сигнала <text:span text:style-name="T2">всегда равна</text:span> размерности входного сигнала.</text:p>
            <text:p text:style-name="P5"><text:span text:style-name="T4">Свойства</text:span>:</text:p>
            <text:list xml:id="list173705297773149508" text:style-name="L1">
              <text:list-item>
                <text:p text:style-name="P8">Размер серии – значение N этого свойства определяет размер серии в выборке.</text:p>
              </text:list-item>
              <text:list-item>
                <text:p text:style-name="P9"><text:span text:style-name="T9">Расчет по всей выборке (</text:span><text:span text:style-name="T5">Да</text:span><text:span text:style-name="T9"> или </text:span><text:span text:style-name="T5">Нет</text:span><text:span text:style-name="T9">) – если это свойство имеет значение </text:span><text:span text:style-name="T5">Нет</text:span><text:span text:style-name="T9">, то </text:span><text:span text:style-name="T3">среднеквадратическое отклонение</text:span><text:span text:style-name="T9"> вычисляется по отдельным сериям. Если значение свойства равно </text:span><text:span text:style-name="T5">Да</text:span><text:span text:style-name="T9">, то </text:span><text:span text:style-name="T3">среднеквадратическое отклонение</text:span><text:span text:style-name="T9"> уточняется сразу же после получения очередного нового значения сигнала на </text:span><text:span text:style-name="T3">входе</text:span><text:span text:style-name="T9"> в блок.</text:span></text:p>
              </text:list-item>
              <text:list-item>
                <text:p text:style-name="P9"><text:span text:style-name="T9">Период квантования – значение этого свойства определяет длительность временного интервала между </text:span><text:span text:style-name="T3">двумя последовательными</text:span><text:span text:style-name="T9"> считываниями значений сигнала на входе блока. Если это свойство равно </text:span><text:span text:style-name="T5">0</text:span><text:span text:style-name="T9"> (нулю), то считывание производится с периодом, </text:span><text:span text:style-name="T3">равным шагу интегрирования</text:span><text:span text:style-name="T9">.</text:span></text:p>
              </text:list-item>
              <text:list-item>
                <text:p text:style-name="P9"><text:span text:style-name="T9">Удаление линейного тренда (</text:span><text:span text:style-name="T5">Да</text:span><text:span text:style-name="T9"> или </text:span><text:span text:style-name="T5">Нет</text:span><text:span text:style-name="T9">) – если это свойство имеет значение </text:span><text:span text:style-name="T5">Да</text:span><text:span text:style-name="T9">, то из массива </text:span><text:span text:style-name="T3">накопленных</text:span><text:span text:style-name="T9"> значений входного сигнала предварительно вычитается линейный тренд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еднеквадратическое отклонение</dc:title>
    <dc:date>2014-12-01T18:20:17.91</dc:date>
    <meta:generator>OpenOffice/4.1.1$Win32 OpenOffice.org_project/411m6$Build-9775</meta:generator>
    <meta:editing-duration>PT7H7M38S</meta:editing-duration>
    <meta:editing-cycles>172</meta:editing-cycles>
    <meta:document-statistic meta:table-count="1" meta:image-count="2" meta:object-count="4" meta:page-count="1" meta:paragraph-count="19" meta:word-count="191" meta:character-count="147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 stretchy="false">σ</mo>
      <mrow>
        <mi/>
        <mo stretchy="false">=</mo>
        <mi/>
      </mrow>
      <msqrt>
        <mrow>
          <mrow>
            <mrow>
              <mfrac>
                <mrow>
                  <mn>1</mn>
                </mrow>
                <mrow>
                  <mrow>
                    <mi>N</mi>
                    <mo stretchy="false">−</mo>
                    <mn>1</mn>
                  </mrow>
                </mrow>
              </mfrac>
            </mrow>
            <mo stretchy="false">⋅</mo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row>
                <msup>
                  <mfenced open="(" close=")">
                    <mrow>
                      <mrow>
                        <msub>
                          <mi>x</mi>
                          <mi>i</mi>
                        </msub>
                        <mo stretchy="false">−</mo>
                        <mi>M</mi>
                      </mrow>
                    </mrow>
                  </mfenced>
                  <mn>2</mn>
                </msup>
              </mrow>
            </mrow>
          </mrow>
        </mrow>
      </msqrt>
    </mrow>
    <annotation encoding="StarMath 5.0">%sigma ~=~ sqrt{ {{1} over {N-1}} cdot sum from{i=1} to{N} {left ( x_i-M right )^2 }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i>M</mi>
    </mrow>
    <annotation encoding="StarMath 5.0">M</annotation>
  </semantics>
</math>
</file>